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dd vector size check to other arithmetics.</text:p>
      <text:p text:style-name="Standard">-Log system with filters.</text:p>
      <text:p text:style-name="Standard">-While exiting scope DO NOT restore previous context – instead<text:s/>cut out “new” variables and not-named context.</text:p>
      <text:p text:style-name="Standard">-Move source variable from TriggerClass to<text:s/>ValueLocation<text:s/>and get rid of TriggerClass from aggregation.</text:p>
      <text:p text:style-name="Standard">-Setting ID in location to “” should mean that you want to aggregate all instances in the vector/container.</text:p>
      <text:p text:style-name="Standard">-Add “objects” attribute to layer aggregation, you fucking idiot.</text:p>
      <text:p text:style-name="Standard">-Test aggregation.</text:p>
      <text:p text:style-name="Standard">-Simplify findNextValueAmongObjects().</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soft-page-break/>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text:s/><text:soft-page-break/>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soft-page-break/>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30T22:53:00Z</dc:date>
    <meta:template xlink:href="Normal.dotm" xlink:type="simple"/>
    <meta:editing-cycles>515</meta:editing-cycles>
    <meta:editing-duration>PT699480S</meta:editing-duration>
    <meta:document-statistic meta:page-count="6" meta:paragraph-count="23" meta:word-count="1742" meta:character-count="11654" meta:row-count="82" meta:non-whitespace-character-count="9935"/>
  </office:meta>
</office:document-meta>
</file>